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C" style:family="table-column">
      <style:table-column-properties style:column-width="3.401cm" style:rel-column-width="13108*"/>
    </style:style>
    <style:style style:name="Tableau1.E" style:family="table-column">
      <style:table-column-properties style:column-width="3.399cm" style:rel-column-width="1310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366b7" officeooo:paragraph-rsid="000366b7"/>
    </style:style>
    <style:style style:name="P4" style:family="paragraph" style:parent-style-name="Table_20_Contents">
      <style:paragraph-properties fo:text-align="center" style:justify-single-word="false"/>
      <style:text-properties officeooo:rsid="000421ae" officeooo:paragraph-rsid="000421ae"/>
    </style:style>
    <style:style style:name="P5" style:family="paragraph" style:parent-style-name="Table_20_Contents">
      <style:paragraph-properties fo:text-align="center" style:justify-single-word="false"/>
      <style:text-properties officeooo:rsid="000446bb" officeooo:paragraph-rsid="000446bb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5aedb"/>
    </style:style>
    <style:style style:name="P8" style:family="paragraph" style:parent-style-name="Table_20_Contents">
      <style:paragraph-properties fo:text-align="center" style:justify-single-word="false"/>
      <style:text-properties officeooo:rsid="0005aedb" officeooo:paragraph-rsid="0005aedb"/>
    </style:style>
    <style:style style:name="P9" style:family="paragraph" style:parent-style-name="Table_20_Contents">
      <style:paragraph-properties fo:text-align="center" style:justify-single-word="false"/>
      <style:text-properties officeooo:rsid="00064c05" officeooo:paragraph-rsid="00064c05"/>
    </style:style>
    <style:style style:name="T1" style:family="text">
      <style:text-properties officeooo:rsid="0005ae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 table:style-name="TableLine93892986720576">
          <table:table-cell table:style-name="Tableau1.A1" office:value-type="string">
            <text:p text:style-name="P3">Exigence</text:p>
          </table:table-cell>
          <table:table-cell table:style-name="Tableau1.A1" office:value-type="string">
            <text:p text:style-name="P3">Tache</text:p>
          </table:table-cell>
          <table:table-cell table:style-name="Tableau1.A1" office:value-type="string">
            <text:p text:style-name="P4">Responsable</text:p>
          </table:table-cell>
          <table:table-cell table:style-name="Tableau1.A1" office:value-type="string">
            <text:p text:style-name="P4">Temps estimé</text:p>
          </table:table-cell>
          <table:table-cell table:style-name="Tableau1.E1" office:value-type="string">
            <text:p text:style-name="P3">Etat</text:p>
          </table:table-cell>
        </table:table-row>
        <table:table-row table:style-name="TableLine93892986720576">
          <table:table-cell table:style-name="Tableau1.A2" office:value-type="string">
            <text:p text:style-name="P5">1</text:p>
          </table:table-cell>
          <table:table-cell table:style-name="Tableau1.A2" office:value-type="string">
            <text:p text:style-name="P6">Dans le menu, une icône "enregistrer" et "enregistrer sous"</text:p>
            <text:p text:style-name="P7"/>
            <text:p text:style-name="P7">-donner un nom par défaut si l'utilisateur n'en donne pas, obligatoirement en csv.</text:p>
            <text:p text:style-name="P7"/>
            <text:p text:style-name="P7">-dossier sauvegarde</text:p>
            <text:p text:style-name="P6"/>
            <text:p text:style-name="P6">-Si nom déjà utilisé, <text:span text:style-name="T1">message d’alerte.</text:span></text:p>
          </table:table-cell>
          <table:table-cell table:style-name="Tableau1.A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  <table:table-cell table:style-name="Tableau1.E2" office:value-type="string">
            <text:p text:style-name="P2">//</text:p>
          </table:table-cell>
        </table:table-row>
        <table:table-row table:style-name="TableLine93892986720576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 table:style-name="TableLine93892986720576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 table:style-name="TableLine93892986720576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 table:style-name="TableLine93892986720576">
          <table:table-cell table:style-name="Tableau1.A2" office:value-type="string">
            <text:p text:style-name="P9">9</text:p>
          </table:table-cell>
          <table:table-cell table:style-name="Tableau1.A2" office:value-type="string">
            <text:p text:style-name="P6">-créer icone "échelle"</text:p>
            <text:p text:style-name="P6"/>
            <text:p text:style-name="P6">-selection points(clic droits), (horizontale ou verticale)</text:p>
            <text:p text:style-name="P6"/>
            <text:p text:style-name="P6">-Si erreur utilisateur: -------------------</text:p>
            <text:p text:style-name="P6"/>
            <text:p text:style-name="P6">-créer classe "scale" =&gt; attributs(deux points, distance: float)</text:p>
            <text:p text:style-name="P6"/>
            <text:p text:style-name="P6">-=&gt; constucteurs</text:p>
            <text:p text:style-name="P6"/>
            <text:p text:style-name="P6">- =&gt;methode: -getters</text:p>
            <text:p text:style-name="P6"/>
            <text:p text:style-name="P6">-conversion des distance</text:p>
            <text:p text:style-name="P6">getDistance(point1, point2)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ext:soft-page-break/>
        <table:table-row table:style-name="TableLine93892986720576">
          <table:table-cell table:style-name="Tableau1.A2" office:value-type="string">
            <text:p text:style-name="P8">15</text:p>
          </table:table-cell>
          <table:table-cell table:style-name="Tableau1.A2" office:value-type="string">
            <text:p text:style-name="P6">ExporttoCSV</text:p>
            <text:p text:style-name="P6"/>
            <text:p text:style-name="P6">-item "exporter au menu fichier"</text:p>
            <text:p text:style-name="P6"/>
            <text:p text:style-name="P6">-classe point(attributs x et y, quatre méthode: setters et getters<text:span text:style-name="T1">)</text:span></text:p>
            <text:p text:style-name="P6"/>
            <text:p text:style-name="P6">-classe FileRepo methode exportdatatostring(data times: liste de float, datapoints: liste de points)string</text:p>
            <text:p text:style-name="P6"/>
            <text:p text:style-name="P6">-exportdatatocsv(___,__________,filename:string):void</text:p>
          </table:table-cell>
          <table:table-cell table:style-name="Tableau1.A2" office:value-type="string">
            <text:p text:style-name="P2">//</text:p>
          </table:table-cell>
          <table:table-cell table:style-name="Tableau1.A2" office:value-type="string">
            <text:p text:style-name="P2">//</text:p>
          </table:table-cell>
          <table:table-cell table:style-name="Tableau1.E2" office:value-type="string">
            <text:p text:style-name="P2">//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22:12:26.681118198</meta:creation-date>
    <dc:date>2022-02-16T22:58:35.015695499</dc:date>
    <meta:editing-duration>PT5M27S</meta:editing-duration>
    <meta:editing-cycles>1</meta:editing-cycles>
    <meta:document-statistic meta:table-count="1" meta:image-count="0" meta:object-count="0" meta:page-count="2" meta:paragraph-count="31" meta:word-count="105" meta:character-count="799" meta:non-whitespace-character-count="725"/>
    <meta:generator>LibreOffice/7.2.5.2$Linux_X86_64 LibreOffice_project/20$Build-2</meta:generator>
  </office:meta>
</office:document-meta>
</file>